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1.66pt"/>
    </style:style>
    <style:style style:name="co3" style:family="table-column">
      <style:table-column-properties fo:break-before="auto" style:column-width="29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 auto-reload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pre-scale register</text:p>
          </table:table-cell>
          <table:table-cell office:value-type="string" calcext:value-type="string">
            <text:p>Can be done when counter is runni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WM mode</text:p>
          </table:table-cell>
          <table:table-cell office:value-type="string" calcext:value-type="string">
            <text:p>Must change TIM_OCMode to TIM_OCMode_PWM1 or 2</text:p>
            <text:p>Others mode will not generate PWM to output p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update event</text:p>
          </table:table-cell>
          <table:table-cell office:value-type="string" calcext:value-type="string">
            <text:p>TIM1 go along with TIM16, so we must enable TIM_IRQ using</text:p>
            <text:p>NVIC_EnableIRQ func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sing repetition counter</text:p>
          </table:table-cell>
          <table:table-cell office:value-type="string" calcext:value-type="string">
            <text:p>Update event is gererated after counting is repeated for the </text:p>
            <text:p>Number of times set by user</text:p>
            <text:p>Useful in PWM mode to update PWM cyc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ing interrupt timer cc</text:p>
          </table:table-cell>
          <table:table-cell office:value-type="string" calcext:value-type="string">
            <text:p>Must enable interrupt flag from timer module and NVI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p / Down counting IT</text:p>
          </table:table-cell>
          <table:table-cell office:value-type="string" calcext:value-type="string">
            <text:p>Device will generate overflow &amp; underflow event (they are both</text:p>
            <text:p>Update even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IS bit on CR1 register of timer module</text:p>
          </table:table-cell>
          <table:table-cell office:value-type="string" calcext:value-type="string">
            <text:p>Clear UDIS on timer CR1 register → update event will not be generated as norm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ock sele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09:37:5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4:00:38.097000000</meta:creation-date>
    <dc:date>2018-08-22T10:32:59.841000000</dc:date>
    <meta:editing-duration>PT3H32M11S</meta:editing-duration>
    <meta:editing-cycles>4</meta:editing-cycles>
    <meta:generator>LibreOffice/6.0.4.2$Windows_X86_64 LibreOffice_project/9b0d9b32d5dcda91d2f1a96dc04c645c450872bf</meta:generator>
    <meta:document-statistic meta:table-count="1" meta:cell-count="29" meta:object-count="0"/>
  </office:meta>
</office:document-meta>
</file>